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0cc7" officeooo:paragraph-rsid="001f0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---------- KIVY TUTORIAL PT 5 <text:s/>----------</text:p>
      <text:p text:style-name="P1"/>
      <text:p text:style-name="P1"># ---------- kivytut.py <text:s/>----------</text:p>
      <text:p text:style-name="P1"/>
      <text:p text:style-name="P1">import kivy</text:p>
      <text:p text:style-name="P1">kivy.require("1.9.0")</text:p>
      <text:p text:style-name="P1"/>
      <text:p text:style-name="P1">from kivy.app import App</text:p>
      <text:p text:style-name="P1">from kivy.uix.boxlayout import BoxLayout</text:p>
      <text:p text:style-name="P1">from kivy.properties import ObjectProperty</text:p>
      <text:p text:style-name="P1">from kivy.core.window import Window</text:p>
      <text:p text:style-name="P1">from kivy.uix.popup import Popup</text:p>
      <text:p text:style-name="P1"/>
      <text:p text:style-name="P1"># Used to display popup</text:p>
      <text:p text:style-name="P1">class CustomPopup(Popup):</text:p>
      <text:p text:style-name="P1"><text:s text:c="4"/>pass</text:p>
      <text:p text:style-name="P1"/>
      <text:p text:style-name="P1">class SampBoxLayout(BoxLayout):</text:p>
      <text:p text:style-name="P1"/>
      <text:p text:style-name="P1"><text:s text:c="4"/># For checkbox</text:p>
      <text:p text:style-name="P1"><text:s text:c="4"/>checkbox_is_active = ObjectProperty(False)</text:p>
      <text:p text:style-name="P1"><text:s text:c="4"/>def checkbox_18_clicked(self, instance, value):</text:p>
      <text:p text:style-name="P1"><text:s text:c="8"/>if value is True:</text:p>
      <text:p text:style-name="P1"><text:s text:c="12"/>print("Checkbox Checked")</text:p>
      <text:p text:style-name="P1"><text:s text:c="8"/>else:</text:p>
      <text:p text:style-name="P1"><text:s text:c="12"/>print("Checkbox Unchecked")</text:p>
      <text:p text:style-name="P1"/>
      <text:p text:style-name="P1"><text:s text:c="4"/># For radio buttons</text:p>
      <text:p text:style-name="P1"><text:s text:c="4"/>blue = ObjectProperty(True)</text:p>
      <text:p text:style-name="P1"><text:s text:c="4"/>red = ObjectProperty(False)</text:p>
      <text:p text:style-name="P1"><text:s text:c="4"/>green = ObjectProperty(False)</text:p>
      <text:p text:style-name="P1"/>
      <text:p text:style-name="P1"><text:s text:c="4"/># For Switch</text:p>
      <text:p text:style-name="P1"><text:s text:c="4"/>def switch_on(self, instance, value):</text:p>
      <text:p text:style-name="P1"><text:s text:c="8"/>if value is True:</text:p>
      <text:p text:style-name="P1"><text:s text:c="12"/>print("Switch On")</text:p>
      <text:p text:style-name="P1"><text:s text:c="8"/>else:</text:p>
      <text:p text:style-name="P1"><text:s text:c="12"/>print("Switch Off")</text:p>
      <text:p text:style-name="P1"/>
      <text:p text:style-name="P1"><text:s text:c="4"/># Opens Popup when called</text:p>
      <text:p text:style-name="P1"><text:s text:c="4"/>def open_popup(self):</text:p>
      <text:p text:style-name="P1"><text:s text:c="8"/>the_popup = CustomPopup()</text:p>
      <text:p text:style-name="P1"><text:s text:c="8"/>the_popup.open()</text:p>
      <text:p text:style-name="P1"/>
      <text:p text:style-name="P1"><text:s text:c="4"/># For Spinner</text:p>
      <text:p text:style-name="P1"><text:s text:c="4"/>def spinner_clicked(self, value):</text:p>
      <text:p text:style-name="P1"><text:s text:c="8"/>print("Spinner Value " + value)</text:p>
      <text:p text:style-name="P1"/>
      <text:p text:style-name="P1"/>
      <text:p text:style-name="P1">class SampleApp(App):</text:p>
      <text:p text:style-name="P1"><text:s text:c="4"/>def build(self):</text:p>
      <text:p text:style-name="P1"/>
      <text:p text:style-name="P1"><text:soft-page-break/><text:s text:c="8"/># Set the background color for the window</text:p>
      <text:p text:style-name="P1"><text:s text:c="8"/>Window.clearcolor = (1, 1, 1, 1)</text:p>
      <text:p text:style-name="P1"><text:s text:c="8"/>return SampBoxLayout()</text:p>
      <text:p text:style-name="P1"/>
      <text:p text:style-name="P1">sample_app = SampleApp()</text:p>
      <text:p text:style-name="P1">sample_app.run()</text:p>
      <text:p text:style-name="P1"/>
      <text:p text:style-name="P1"># ---------- sample.kv <text:s/>----------</text:p>
      <text:p text:style-name="P1"/>
      <text:p text:style-name="P1">#: import CheckBox kivy.uix.checkbox</text:p>
      <text:p text:style-name="P1"/>
      <text:p text:style-name="P1">&lt;CustLabel@Label&gt;:</text:p>
      <text:p text:style-name="P1"><text:s text:c="4"/>color: 0, 0, 0, 1</text:p>
      <text:p text:style-name="P1"/>
      <text:p text:style-name="P1">&lt;CustomPopup&gt;:</text:p>
      <text:p text:style-name="P1"><text:s text:c="4"/>size_hint: .5, .5</text:p>
      <text:p text:style-name="P1"><text:s text:c="4"/>auto_dismiss: False</text:p>
      <text:p text:style-name="P1"><text:s text:c="4"/>title: "The Popup"</text:p>
      <text:p text:style-name="P1"><text:s text:c="4"/>Button:</text:p>
      <text:p text:style-name="P1"><text:s text:c="8"/>text: "Close"</text:p>
      <text:p text:style-name="P1"><text:s text:c="8"/>on_press: root.dismiss()</text:p>
      <text:p text:style-name="P1"/>
      <text:p text:style-name="P1">SampBoxLayout:</text:p>
      <text:p text:style-name="P1"/>
      <text:p text:style-name="P1">&lt;SampBoxLayout&gt;:</text:p>
      <text:p text:style-name="P1"><text:s text:c="4"/>orientation: "vertical"</text:p>
      <text:p text:style-name="P1"><text:s text:c="4"/>padding: 10</text:p>
      <text:p text:style-name="P1"><text:s text:c="4"/>spacing: 10</text:p>
      <text:p text:style-name="P1"/>
      <text:p text:style-name="P1"><text:s text:c="4"/># ---------- Holds CheckBox and RadioBox ----------</text:p>
      <text:p text:style-name="P1"><text:s text:c="4"/>BoxLayout:</text:p>
      <text:p text:style-name="P1"><text:s text:c="8"/>orientation: "horizontal"</text:p>
      <text:p text:style-name="P1"><text:s text:c="8"/>height: 30</text:p>
      <text:p text:style-name="P1"/>
      <text:p text:style-name="P1"><text:s text:c="8"/>BoxLayout:</text:p>
      <text:p text:style-name="P1"><text:s text:c="12"/>orientation: "horizontal"</text:p>
      <text:p text:style-name="P1"><text:s text:c="12"/>size_hint_x: .22</text:p>
      <text:p text:style-name="P1"><text:s text:c="12"/>CustLabel:</text:p>
      <text:p text:style-name="P1"><text:s text:c="16"/>text: "Are you over 18"</text:p>
      <text:p text:style-name="P1"><text:s text:c="16"/>size_hint_x: .80</text:p>
      <text:p text:style-name="P1"><text:s text:c="12"/>CheckBox:</text:p>
      <text:p text:style-name="P1"><text:s text:c="16"/>on_active: root.checkbox_18_clicked(self, self.active)</text:p>
      <text:p text:style-name="P1"><text:s text:c="16"/>size_hint_x: .20</text:p>
      <text:p text:style-name="P1"><text:s text:c="8"/>BoxLayout:</text:p>
      <text:p text:style-name="P1"><text:s text:c="12"/>orientation: "horizontal"</text:p>
      <text:p text:style-name="P1"><text:s text:c="12"/>size_hint_x: .55</text:p>
      <text:p text:style-name="P1"><text:s text:c="12"/>CustLabel:</text:p>
      <text:p text:style-name="P1"><text:s text:c="16"/>text: "Favorite Color"</text:p>
      <text:p text:style-name="P1"><text:s text:c="16"/>color: 0, 0, 0, 1</text:p>
      <text:p text:style-name="P1"><text:s text:c="16"/>size_hint_x: .265</text:p>
      <text:p text:style-name="P1"><text:s text:c="12"/>CheckBox:</text:p>
      <text:p text:style-name="P1"><text:s text:c="16"/>group: "fav_color"</text:p>
      <text:p text:style-name="P1"><text:soft-page-break/><text:s text:c="16"/>value: root.blue</text:p>
      <text:p text:style-name="P1"><text:s text:c="16"/>size_hint_x: .05</text:p>
      <text:p text:style-name="P1"><text:s text:c="12"/>CustLabel:</text:p>
      <text:p text:style-name="P1"><text:s text:c="16"/>text: "Blue"</text:p>
      <text:p text:style-name="P1"><text:s text:c="16"/>color: 0, 0, 0, 1</text:p>
      <text:p text:style-name="P1"><text:s text:c="16"/>size_hint_x: .15</text:p>
      <text:p text:style-name="P1"><text:s text:c="12"/>CheckBox:</text:p>
      <text:p text:style-name="P1"><text:s text:c="16"/>group: "fav_color"</text:p>
      <text:p text:style-name="P1"><text:s text:c="16"/>value: root.red</text:p>
      <text:p text:style-name="P1"><text:s text:c="16"/>size_hint_x: .05</text:p>
      <text:p text:style-name="P1"><text:s text:c="12"/>CustLabel:</text:p>
      <text:p text:style-name="P1"><text:s text:c="16"/>text: "Red"</text:p>
      <text:p text:style-name="P1"><text:s text:c="16"/>color: 0, 0, 0, 1</text:p>
      <text:p text:style-name="P1"><text:s text:c="16"/>size_hint_x: .15</text:p>
      <text:p text:style-name="P1"><text:s text:c="12"/>CheckBox:</text:p>
      <text:p text:style-name="P1"><text:s text:c="16"/>group: "fav_color"</text:p>
      <text:p text:style-name="P1"><text:s text:c="16"/>value: root.green</text:p>
      <text:p text:style-name="P1"><text:s text:c="16"/>size_hint_x: .05</text:p>
      <text:p text:style-name="P1"><text:s text:c="12"/>CustLabel:</text:p>
      <text:p text:style-name="P1"><text:s text:c="16"/>text: "Green"</text:p>
      <text:p text:style-name="P1"><text:s text:c="16"/>color: 0, 0, 0, 1</text:p>
      <text:p text:style-name="P1"><text:s text:c="16"/>size_hint_x: .15</text:p>
      <text:p text:style-name="P1"/>
      <text:p text:style-name="P1"><text:s text:c="4"/># ---------- Holds Slider &amp; Switch ----------</text:p>
      <text:p text:style-name="P1"><text:s text:c="4"/>BoxLayout:</text:p>
      <text:p text:style-name="P1"><text:s text:c="8"/>orientation: "horizontal"</text:p>
      <text:p text:style-name="P1"><text:s text:c="8"/>height: 30</text:p>
      <text:p text:style-name="P1"/>
      <text:p text:style-name="P1"><text:s text:c="8"/>BoxLayout:</text:p>
      <text:p text:style-name="P1"><text:s text:c="12"/>orientation: "horizontal"</text:p>
      <text:p text:style-name="P1"><text:s text:c="12"/>size_hint_x: .25</text:p>
      <text:p text:style-name="P1"><text:s text:c="12"/>CustLabel:</text:p>
      <text:p text:style-name="P1"><text:s text:c="16"/>text: str(slider_id.value)</text:p>
      <text:p text:style-name="P1"/>
      <text:p text:style-name="P1"><text:s text:c="12"/># Define the min, max, starting value and how</text:p>
      <text:p text:style-name="P1"><text:s text:c="12"/># much the value changes with each move</text:p>
      <text:p text:style-name="P1"><text:s text:c="12"/>Slider:</text:p>
      <text:p text:style-name="P1"><text:s text:c="16"/>id: slider_id</text:p>
      <text:p text:style-name="P1"><text:s text:c="16"/>min: -100</text:p>
      <text:p text:style-name="P1"><text:s text:c="16"/>max: 100</text:p>
      <text:p text:style-name="P1"><text:s text:c="16"/>value: 0</text:p>
      <text:p text:style-name="P1"><text:s text:c="16"/>step: 1</text:p>
      <text:p text:style-name="P1"/>
      <text:p text:style-name="P1"><text:s text:c="8"/>BoxLayout:</text:p>
      <text:p text:style-name="P1"><text:s text:c="12"/>orientation: "horizontal"</text:p>
      <text:p text:style-name="P1"><text:s text:c="12"/>size_hint_x: .25</text:p>
      <text:p text:style-name="P1"><text:s text:c="12"/>CustLabel:</text:p>
      <text:p text:style-name="P1"><text:s text:c="16"/>text: "On / Off"</text:p>
      <text:p text:style-name="P1"/>
      <text:p text:style-name="P1"><text:s text:c="12"/>Switch:</text:p>
      <text:p text:style-name="P1"><text:s text:c="16"/>id: switch_id</text:p>
      <text:p text:style-name="P1"><text:s text:c="16"/>on_active: root.switch_on(self, self.active)</text:p>
      <text:p text:style-name="P1"><text:soft-page-break/></text:p>
      <text:p text:style-name="P1"><text:s text:c="4"/># ---------- Displays Popup &amp; Spinner ----------</text:p>
      <text:p text:style-name="P1"><text:s text:c="4"/>BoxLayout:</text:p>
      <text:p text:style-name="P1"><text:s text:c="8"/>orientation: "horizontal"</text:p>
      <text:p text:style-name="P1"><text:s text:c="8"/>height: 30</text:p>
      <text:p text:style-name="P1"/>
      <text:p text:style-name="P1"><text:s text:c="8"/>BoxLayout:</text:p>
      <text:p text:style-name="P1"><text:s text:c="12"/>orientation: "horizontal"</text:p>
      <text:p text:style-name="P1"><text:s text:c="12"/>size_hint_x: .25</text:p>
      <text:p text:style-name="P1"/>
      <text:p text:style-name="P1"><text:s text:c="12"/># When clicked the popup opens</text:p>
      <text:p text:style-name="P1"><text:s text:c="12"/>Button:</text:p>
      <text:p text:style-name="P1"><text:s text:c="16"/>text: "Open Popup"</text:p>
      <text:p text:style-name="P1"><text:s text:c="16"/>on_press: root.open_popup()</text:p>
      <text:p text:style-name="P1"/>
      <text:p text:style-name="P1"><text:s text:c="8"/>BoxLayout:</text:p>
      <text:p text:style-name="P1"><text:s text:c="12"/>orientation: "horizontal"</text:p>
      <text:p text:style-name="P1"><text:s text:c="12"/>size_hint_x: .25</text:p>
      <text:p text:style-name="P1"/>
      <text:p text:style-name="P1"><text:s text:c="12"/>Spinner:</text:p>
      <text:p text:style-name="P1"><text:s text:c="16"/>text: "First"</text:p>
      <text:p text:style-name="P1"><text:s text:c="16"/>values: ["First", "Second", "Third"]</text:p>
      <text:p text:style-name="P1"><text:s text:c="16"/>id: spinner_id</text:p>
      <text:p text:style-name="P1"><text:s text:c="16"/>on_text: root.spinner_clicked(spinner_id.text)</text:p>
      <text:p text:style-name="P1"/>
      <text:p text:style-name="P1"><text:s text:c="4"/># ---------- Displays TabbedPanel ----------</text:p>
      <text:p text:style-name="P1"><text:s text:c="4"/>BoxLayout:</text:p>
      <text:p text:style-name="P1"><text:s text:c="8"/>orientation: "horizontal"</text:p>
      <text:p text:style-name="P1"><text:s text:c="8"/>height: 30</text:p>
      <text:p text:style-name="P1"/>
      <text:p text:style-name="P1"><text:s text:c="8"/>BoxLayout:</text:p>
      <text:p text:style-name="P1"><text:s text:c="12"/>orientation: "horizontal"</text:p>
      <text:p text:style-name="P1"><text:s text:c="12"/>size_hint_x: .25</text:p>
      <text:p text:style-name="P1"/>
      <text:p text:style-name="P1"><text:s text:c="12"/>TabbedPanel:</text:p>
      <text:p text:style-name="P1"><text:s text:c="16"/>do_default_tab: False</text:p>
      <text:p text:style-name="P1"/>
      <text:p text:style-name="P1"><text:s text:c="16"/>TabbedPanelItem:</text:p>
      <text:p text:style-name="P1"><text:s text:c="20"/>text: "1st Tab"</text:p>
      <text:p text:style-name="P1"><text:s text:c="20"/>Label:</text:p>
      <text:p text:style-name="P1"><text:s text:c="24"/>text: "Content of First Panel"</text:p>
      <text:p text:style-name="P1"><text:s text:c="16"/>TabbedPanelItem:</text:p>
      <text:p text:style-name="P1"><text:s text:c="20"/>text: "2nd Tab"</text:p>
      <text:p text:style-name="P1"><text:s text:c="20"/>Label:</text:p>
      <text:p text:style-name="P1"><text:s text:c="24"/>text: "Content of Second Panel"</text:p>
      <text:p text:style-name="P1"><text:s text:c="16"/>TabbedPanelItem:</text:p>
      <text:p text:style-name="P1"><text:s text:c="20"/>text: "3rd Tab"</text:p>
      <text:p text:style-name="P1"><text:s text:c="20"/>Label:</text:p>
      <text:p text:style-name="P1"><text:s text:c="24"/>text: "Content of Third Panel"</text:p>
      <text:p text:style-name="P1"/>
      <text:p text:style-name="P1"># ---------- kivytut2.py <text:s/>----------</text:p>
      <text:p text:style-name="P1"/>
      <text:p text:style-name="P1"><text:soft-page-break/>import kivy</text:p>
      <text:p text:style-name="P1">kivy.require('1.9.0')</text:p>
      <text:p text:style-name="P1"/>
      <text:p text:style-name="P1">from kivy.app import App</text:p>
      <text:p text:style-name="P1">from kivy.lang import Builder</text:p>
      <text:p text:style-name="P1">from kivy.uix.screenmanager import ScreenManager, Screen</text:p>
      <text:p text:style-name="P1"/>
      <text:p text:style-name="P1"># You can create your kv code in the Python file</text:p>
      <text:p text:style-name="P1">Builder.load_string("""</text:p>
      <text:p text:style-name="P1">&lt;ScreenOne&gt;:</text:p>
      <text:p text:style-name="P1"><text:s text:c="4"/>BoxLayout:</text:p>
      <text:p text:style-name="P1"><text:s text:c="8"/>Button:</text:p>
      <text:p text:style-name="P1"><text:s text:c="12"/>text: "Go to Screen 2"</text:p>
      <text:p text:style-name="P1"><text:s text:c="12"/>on_press:</text:p>
      <text:p text:style-name="P1"><text:s text:c="16"/># You can define the duration of the change</text:p>
      <text:p text:style-name="P1"><text:s text:c="16"/># and the direction of the slide</text:p>
      <text:p text:style-name="P1"><text:s text:c="16"/>root.manager.transition.direction = 'left'</text:p>
      <text:p text:style-name="P1"><text:s text:c="16"/>root.manager.transition.duration = 1</text:p>
      <text:p text:style-name="P1"><text:s text:c="16"/>root.manager.current = 'screen_two'</text:p>
      <text:p text:style-name="P1"/>
      <text:p text:style-name="P1">&lt;ScreenTwo&gt;:</text:p>
      <text:p text:style-name="P1"><text:s text:c="4"/>BoxLayout:</text:p>
      <text:p text:style-name="P1"><text:s text:c="8"/>Button:</text:p>
      <text:p text:style-name="P1"><text:s text:c="12"/>text: "Go to Screen 1"</text:p>
      <text:p text:style-name="P1"><text:s text:c="12"/>on_press:</text:p>
      <text:p text:style-name="P1"><text:s text:c="16"/>root.manager.transition.direction = 'right'</text:p>
      <text:p text:style-name="P1"><text:s text:c="16"/>root.manager.current = 'screen_one'</text:p>
      <text:p text:style-name="P1">""")</text:p>
      <text:p text:style-name="P1"/>
      <text:p text:style-name="P1"># Create a class for all screens in which you can include</text:p>
      <text:p text:style-name="P1"># helpful methods specific to that screen</text:p>
      <text:p text:style-name="P1">class ScreenOne(Screen):</text:p>
      <text:p text:style-name="P1"><text:s text:c="4"/>pass</text:p>
      <text:p text:style-name="P1"/>
      <text:p text:style-name="P1"/>
      <text:p text:style-name="P1">class ScreenTwo(Screen):</text:p>
      <text:p text:style-name="P1"><text:s text:c="4"/>pass</text:p>
      <text:p text:style-name="P1"/>
      <text:p text:style-name="P1"/>
      <text:p text:style-name="P1"># The ScreenManager controls moving between screens</text:p>
      <text:p text:style-name="P1">screen_manager = ScreenManager()</text:p>
      <text:p text:style-name="P1"/>
      <text:p text:style-name="P1"># Add the screens to the manager and then supply a name</text:p>
      <text:p text:style-name="P1"># that is used to switch screens</text:p>
      <text:p text:style-name="P1">screen_manager.add_widget(ScreenOne(name="screen_one"))</text:p>
      <text:p text:style-name="P1">screen_manager.add_widget(ScreenTwo(name="screen_two"))</text:p>
      <text:p text:style-name="P1"/>
      <text:p text:style-name="P1">class KivyTut2App(App):</text:p>
      <text:p text:style-name="P1"/>
      <text:p text:style-name="P1"><text:s text:c="4"/>def build(self):</text:p>
      <text:p text:style-name="P1"><text:s text:c="8"/>return screen_manager</text:p>
      <text:p text:style-name="P1"/>
      <text:p text:style-name="P1"><text:soft-page-break/>sample_app = KivyTut2App()</text:p>
      <text:p text:style-name="P1">sample_app.ru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3:19:42.685000000</meta:creation-date>
    <dc:date>2017-02-21T03:19:57.776000000</dc:date>
    <meta:editing-duration>PT15S</meta:editing-duration>
    <meta:editing-cycles>1</meta:editing-cycles>
    <meta:document-statistic meta:table-count="0" meta:image-count="0" meta:object-count="0" meta:page-count="6" meta:paragraph-count="212" meta:word-count="577" meta:character-count="6396" meta:non-whitespace-character-count="4143"/>
    <meta:generator>LibreOffice/5.0.4.2$Windows_x86 LibreOffice_project/2b9802c1994aa0b7dc6079e128979269cf95bc78</meta:generator>
  </office:meta>
</office:document-meta>
</file>